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margin-bottom="0.0833in"/>
      <style:text-properties fo:color="#0070C0" fo:language="nl" fo:country="NL"/>
    </style:style>
    <style:style style:name="T2" style:parent-style-name="Standaardalinea-lettertype" style:family="text">
      <style:text-properties fo:font-weight="bold" style:font-weight-asian="bold" style:font-weight-complex="bold" fo:language="nl" fo:country="NL"/>
    </style:style>
    <style:style style:name="T3" style:parent-style-name="Standaardalinea-lettertype" style:family="text">
      <style:text-properties fo:language="nl" fo:country="NL"/>
    </style:style>
    <style:style style:name="P4" style:parent-style-name="Standaard" style:family="paragraph">
      <style:text-properties fo:font-weight="bold" style:font-weight-asian="bold" style:font-weight-complex="bold" fo:language="nl" fo:country="NL"/>
    </style:style>
    <style:style style:name="P5" style:parent-style-name="Standaard" style:family="paragraph">
      <style:text-properties fo:font-weight="bold" style:font-weight-asian="bold" style:font-weight-complex="bold" fo:language="nl" fo:country="NL"/>
    </style:style>
    <style:style style:name="P6" style:parent-style-name="Standaard" style:family="paragraph">
      <style:text-properties fo:language="nl" fo:country="NL"/>
    </style:style>
    <style:style style:name="P7" style:parent-style-name="Standaard" style:family="paragraph">
      <style:text-properties fo:font-weight="bold" style:font-weight-asian="bold" style:font-weight-complex="bold" fo:language="nl" fo:country="NL"/>
    </style:style>
    <style:style style:name="P8" style:parent-style-name="Standaard" style:family="paragraph">
      <style:text-properties fo:font-weight="bold" style:font-weight-asian="bold" style:font-weight-complex="bold" fo:language="nl" fo:country="NL"/>
    </style:style>
    <style:style style:name="P9" style:parent-style-name="Standaard" style:family="paragraph">
      <style:text-properties fo:font-weight="bold" style:font-weight-asian="bold" style:font-weight-complex="bold" fo:language="nl" fo:country="NL"/>
    </style:style>
    <style:style style:name="P10" style:parent-style-name="Standaard" style:family="paragraph">
      <style:text-properties fo:font-weight="bold" style:font-weight-asian="bold" style:font-weight-complex="bold" fo:language="nl" fo:country="NL"/>
    </style:style>
    <style:style style:name="P11" style:parent-style-name="Standaard" style:family="paragraph">
      <style:text-properties fo:font-weight="bold" style:font-weight-asian="bold" style:font-weight-complex="bold" fo:language="nl" fo:country="NL"/>
    </style:style>
    <style:style style:name="P12" style:parent-style-name="Standaard" style:family="paragraph">
      <style:text-properties fo:font-weight="bold" style:font-weight-asian="bold" style:font-weight-complex="bold" fo:language="nl" fo:country="NL"/>
    </style:style>
    <style:style style:name="T13" style:parent-style-name="Standaardalinea-lettertype" style:family="text">
      <style:text-properties fo:font-weight="bold" style:font-weight-asian="bold" style:font-weight-complex="bold" fo:language="nl" fo:country="NL"/>
    </style:style>
    <style:style style:name="T14" style:parent-style-name="Standaardalinea-lettertype" style:family="text">
      <style:text-properties fo:language="nl" fo:country="NL"/>
    </style:style>
    <style:style style:name="P15" style:parent-style-name="Standaard" style:family="paragraph">
      <style:text-properties fo:language="nl" fo:country="NL"/>
    </style:style>
    <style:style style:name="P16" style:parent-style-name="Standaard" style:family="paragraph">
      <style:text-properties fo:font-weight="bold" style:font-weight-asian="bold" style:font-weight-complex="bold" fo:language="nl" fo:country="NL"/>
    </style:style>
    <style:style style:name="P17" style:parent-style-name="Standaard" style:family="paragraph">
      <style:text-properties fo:font-weight="bold" style:font-weight-asian="bold" style:font-weight-complex="bold" fo:language="nl" fo:country="NL"/>
    </style:style>
    <style:style style:name="P18" style:parent-style-name="Standaard" style:family="paragraph">
      <style:text-properties fo:font-weight="bold" style:font-weight-asian="bold" style:font-weight-complex="bold" fo:language="nl" fo:country="NL"/>
    </style:style>
    <style:style style:name="P19" style:parent-style-name="Standaard" style:family="paragraph">
      <style:text-properties fo:font-weight="bold" style:font-weight-asian="bold" style:font-weight-complex="bold" fo:language="nl" fo:country="NL"/>
    </style:style>
    <style:style style:name="P20" style:parent-style-name="Standaard" style:family="paragraph">
      <style:text-properties fo:font-weight="bold" style:font-weight-asian="bold" style:font-weight-complex="bold" fo:language="nl" fo:country="NL"/>
    </style:style>
    <style:style style:name="P21" style:parent-style-name="Standaard" style:family="paragraph">
      <style:text-properties fo:font-weight="bold" style:font-weight-asian="bold" style:font-weight-complex="bold" fo:language="nl" fo:country="NL"/>
    </style:style>
    <style:style style:name="P22" style:parent-style-name="Standaard" style:family="paragraph">
      <style:text-properties fo:font-weight="bold" style:font-weight-asian="bold" style:font-weight-complex="bold" fo:language="nl" fo:country="NL"/>
    </style:style>
    <style:style style:name="P23" style:parent-style-name="Standaard" style:family="paragraph">
      <style:text-properties fo:font-weight="bold" style:font-weight-asian="bold" style:font-weight-complex="bold" fo:language="nl" fo:country="NL"/>
    </style:style>
    <style:style style:name="P24" style:parent-style-name="Standaard" style:family="paragraph">
      <style:text-properties fo:font-weight="bold" style:font-weight-asian="bold" style:font-weight-complex="bold" fo:language="nl" fo:country="NL"/>
    </style:style>
    <style:style style:name="P25" style:parent-style-name="Standaard" style:family="paragraph">
      <style:text-properties fo:language="nl" fo:country="NL"/>
    </style:style>
  </office:automatic-styles>
  <office:body>
    <office:text text:use-soft-page-breaks="true">
      <text:p text:style-name="P1">Voorbereiding conferencecall<text:s/></text:p>
      <text:p text:style-name="Standaard"><text:span text:style-name="T2">Project:</text:span><text:span text:style-name="T3"><text:s/>Sizing Servers – Dashboard</text:span></text:p>
      <text:p text:style-name="P4">Vragen:</text:p>
      <text:p text:style-name="P5">Wat verwacht u van de robot simulator bij het dashboard? Is dit in de vorm van een on screen simulator of op de robot zelf?</text:p>
      <text:p text:style-name="P6"/>
      <text:p text:style-name="P7">Hoe ziet u de samenwerking met de Smart Techers en Ai mensen?</text:p>
      <text:p text:style-name="P8"/>
      <text:p text:style-name="P9">Bent u onze enige contactpersoon of zijn er nog andere mensen waar wij contact mee mogen opnemen?</text:p>
      <text:p text:style-name="P10"/>
      <text:p text:style-name="P11">Maakt de technologie/framework uit waarin wij het dashboard zullen uitwerken? (Vb.<text:s/>React)</text:p>
      <text:p text:style-name="P12"/>
      <text:p text:style-name="Standaard"><text:span text:style-name="T13">Wat zijn de functionaliteit van de robots en wat verwacht u dat het dashboard zal coveren van deze functionaliteiten?</text:span><text:span text:style-name="T14"><text:s/></text:span></text:p>
      <text:p text:style-name="P15"/>
      <text:p text:style-name="P16">In welk thema moeten wij het dashboard uitwerken? Zijn er guidelines of mogen wij u een design voorstellen?</text:p>
      <text:p text:style-name="P17"/>
      <text:p text:style-name="P18">Zijn er fysieke contacten nodig? Zoals naar school komen om de robots te zien en te testen?</text:p>
      <text:p text:style-name="P19"/>
      <text:p text:style-name="P20">Is er authenticatie nodig bij het dashboard? Zoals<text:s/>bv.<text:s/>Admin’s en guest accounts voor demo’s?<text:s/></text:p>
      <text:p text:style-name="P21"/>
      <text:p text:style-name="P22">Moet er specifiek met MQTT en sockets werken of mogen wij ook andere oplossingen gebruiken?</text:p>
      <text:p text:style-name="P23"/>
      <text:p text:style-name="P24">Hoe ziet u de communicatie tussen het dashboard en de robotica?<text:s/>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 fo:font-weight="normal" style:font-weight-asian="normal" style:font-weight-complex="norm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nderbeke Niels</meta:initial-creator>
    <dc:creator>Onderbeke Niels</dc:creator>
    <meta:creation-date>2021-03-21T09:11:00Z</meta:creation-date>
    <dc:date>2021-03-21T09:34:00Z</dc:date>
    <meta:template xlink:href="Normal.dotm" xlink:type="simple"/>
    <meta:editing-cycles>1</meta:editing-cycles>
    <meta:editing-duration>PT1380S</meta:editing-duration>
    <meta:document-statistic meta:page-count="1" meta:paragraph-count="2" meta:word-count="153" meta:character-count="1027" meta:row-count="7" meta:non-whitespace-character-count="876"/>
  </office:meta>
</office:document-meta>
</file>